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1.25in"/>
    </style:style>
    <style:style style:name="co3" style:family="table-column">
      <style:table-column-properties fo:break-before="auto" style:column-width="1.25in"/>
    </style:style>
    <style:style style:name="co4" style:family="table-column">
      <style:table-column-properties fo:break-before="auto" style:column-width="1.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3020833333333333in" fo:break-before="auto" style:use-optimal-row-height="false"/>
    </style:style>
    <style:style style:name="ro3" style:family="table-row">
      <style:table-row-properties style:row-height="0.17708333333333334in" fo:break-before="auto" style:use-optimal-row-height="true"/>
    </style:style>
    <style:style style:name="ro4" style:family="table-row">
      <style:table-row-properties style:row-height="1.0625in" fo:break-before="auto" style:use-optimal-row-height="true"/>
    </style:style>
    <style:style style:name="ro5" style:family="table-row">
      <style:table-row-properties style:row-height="5.6875in" fo:break-before="auto" style:use-optimal-row-height="true"/>
    </style:style>
    <style:style style:name="ro6" style:family="table-row">
      <style:table-row-properties style:row-height="0.17708333333333334in" fo:break-before="auto" style:use-optimal-row-height="false"/>
    </style:style>
    <style:style style:name="ro7" style:family="table-row">
      <style:table-row-properties style:row-height="0.2916666666666667in" fo:break-before="auto" style:use-optimal-row-height="false"/>
    </style:style>
    <style:style style:name="ro8" style:family="table-row">
      <style:table-row-properties style:row-height="0.17708333333333334in" fo:break-before="auto" style:use-optimal-row-height="false"/>
    </style:style>
    <style:style style:name="ro9" style:family="table-row">
      <style:table-row-properties style:row-height="0.17708333333333334in" fo:break-before="auto" style:use-optimal-row-height="false"/>
    </style:style>
    <style:style style:name="ta1" style:family="table" style:master-page-name="PageStyle_5f_Резултати">
      <style:table-properties table:display="true" style:writing-mode="lr-tb"/>
    </style:style>
    <style:style style:name="ta2" style:family="table" style:master-page-name="PageStyle_5f_Точки-Оценки">
      <style:table-properties table:display="true" style:writing-mode="lr-tb"/>
    </style:style>
    <style:style style:name="ta3" style:family="table" style:master-page-name="PageStyle_5f_Статистика">
      <style:table-properties table:display="true" style:writing-mode="lr-tb"/>
    </style:style>
    <style:style style:name="ta4" style:family="table" style:master-page-name="PageStyle_5f_Randomizer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border-left="1.0pt solid #B7B7B7" fo:border-right="1.0pt solid #FFFFFF" fo:border-top="1.0pt solid #B7B7B7" fo:border-bottom="1.0pt solid #B7B7B7" fo:wrap-option="wrap" style:vertical-align="middle" fo:background-color="#999999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22" style:family="table-cell" style:parent-style-name="Default" style:data-style-name="N0">
      <style:table-cell-properties fo:border-left="1.0pt solid #FFFFFF" fo:border-right="1.0pt solid #B7B7B7" fo:border-top="1.0pt solid #B7B7B7" fo:border-bottom="1.0pt solid #B7B7B7" fo:wrap-option="wrap" style:vertical-align="middle" fo:background-color="#F1C232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23" style:family="table-cell" style:parent-style-name="Default" style:data-style-name="N0">
      <style:table-cell-properties fo:border-left="1.0pt solid #B7B7B7" fo:border-right="1.0pt solid #B7B7B7" fo:border-top="1.0pt solid #B7B7B7" fo:border-bottom="1.0pt solid #B7B7B7" fo:wrap-option="wrap" style:vertical-align="middle" fo:background-color="#F1C232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24" style:family="table-cell" style:parent-style-name="Default" style:data-style-name="N0">
      <style:table-cell-properties fo:border-left="1.0pt solid #B7B7B7" fo:border-right="1.0pt solid #FFFFFF" fo:border-top="1.0pt solid #B7B7B7" fo:border-bottom="1.0pt solid #B7B7B7" fo:wrap-option="wrap" style:vertical-align="middle" fo:background-color="#F1C232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25" style:family="table-cell" style:parent-style-name="Default" style:data-style-name="N0">
      <style:table-cell-properties fo:border-left="1.0pt solid #FFFFFF" fo:border-right="1.0pt solid #B7B7B7" fo:border-top="1.0pt solid #B7B7B7" fo:border-bottom="1.0pt solid #B7B7B7" fo:wrap-option="wrap" style:vertical-align="middle" fo:background-color="#A61C00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26" style:family="table-cell" style:parent-style-name="Default" style:data-style-name="N0">
      <style:table-cell-properties fo:border-left="1.0pt solid #B7B7B7" fo:border-right="1.0pt solid #B7B7B7" fo:border-top="1.0pt solid #B7B7B7" fo:border-bottom="1.0pt solid #B7B7B7" fo:wrap-option="wrap" style:vertical-align="middle" fo:background-color="#A61C00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27" style:family="table-cell" style:parent-style-name="Default" style:data-style-name="N0">
      <style:table-cell-properties fo:border-left="1.0pt solid #B7B7B7" fo:border-right="1.0pt solid #FFFFFF" fo:border-top="1.0pt solid #B7B7B7" fo:border-bottom="1.0pt solid #B7B7B7" fo:wrap-option="wrap" style:vertical-align="middle" fo:background-color="#A61C00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28" style:family="table-cell" style:parent-style-name="Default" style:data-style-name="N0">
      <style:table-cell-properties fo:border-left="1.0pt solid #FFFFFF" fo:wrap-option="wrap" style:vertical-align="middle" fo:background-color="#999999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29" style:family="table-cell" style:parent-style-name="Default" style:data-style-name="N0">
      <style:table-cell-properties fo:wrap-option="wrap" style:vertical-align="middle" fo:background-color="#999999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30" style:family="table-cell" style:parent-style-name="Default" style:data-style-name="N0">
      <style:table-cell-properties fo:border-left="1.0pt solid #B7B7B7" fo:border-right="1.0pt solid #666666" fo:border-top="1.0pt solid #B7B7B7" fo:border-bottom="1.0pt solid #B7B7B7" fo:wrap-option="wrap" style:vertical-align="bottom"/>
      <style:paragraph-properties fo:text-align="center"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 style:data-style-name="N0">
      <style:table-cell-properties fo:border-left="1.0pt solid #666666" fo:border-right="1.0pt solid #B7B7B7" fo:border-top="1.0pt solid #B7B7B7" fo:border-bottom="1.0pt solid #B7B7B7" fo:wrap-option="wrap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0">
      <style:table-cell-properties fo:border-left="1.0pt solid #B7B7B7" fo:border-right="1.0pt solid #B7B7B7" fo:border-top="1.0pt solid #B7B7B7" fo:border-bottom="1.0pt solid #B7B7B7" fo:wrap-option="wrap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 style:data-style-name="N0">
      <style:table-cell-properties fo:border-left="1.0pt solid #B7B7B7" fo:border-right="1.0pt solid #666666" fo:border-top="1.0pt solid #B7B7B7" fo:border-bottom="1.0pt solid #B7B7B7" fo:wrap-option="wrap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 style:data-style-name="N0">
      <style:table-cell-properties fo:border-left="1.0pt solid #666666" fo:border-right="1.0pt solid #B7B7B7" fo:border-top="1.0pt solid #B7B7B7" fo:border-bottom="1.0pt solid #B7B7B7"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 style:data-style-name="N0">
      <style:table-cell-properties fo:border-left="1.0pt solid #B7B7B7" fo:border-right="1.0pt solid #B7B7B7" fo:border-top="1.0pt solid #B7B7B7" fo:border-bottom="1.0pt solid #B7B7B7"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 style:data-style-name="N0">
      <style:table-cell-properties fo:border-left="1.0pt solid #B7B7B7" fo:border-right="1.0pt solid #FFFFFF" fo:border-top="1.0pt solid #B7B7B7" fo:border-bottom="1.0pt solid #B7B7B7"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 style:data-style-name="N0">
      <style:table-cell-properties fo:border-left="1.0pt solid #FFFFFF" fo:wrap-option="wrap" style:vertical-align="bottom" fo:background-color="#93C47D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38" style:family="table-cell" style:parent-style-name="Default" style:data-style-name="N0">
      <style:table-cell-properties fo:wrap-option="wrap" style:vertical-align="middle" fo:background-color="#6FA8DC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39" style:family="table-cell" style:parent-style-name="Default" style:data-style-name="N0">
      <style:table-cell-properties fo:border-left="1.0pt solid #B7B7B7" fo:border-right="1.0pt solid #666666" fo:border-top="1.0pt solid #B7B7B7" fo:border-bottom="1.0pt solid #B7B7B7" fo:wrap-option="wrap" style:vertical-align="bottom" fo:background-color="#F3F3F3"/>
      <style:paragraph-properties fo:text-align="center"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 style:data-style-name="N0">
      <style:table-cell-properties fo:border-left="1.0pt solid #666666" fo:border-right="1.0pt solid #B7B7B7" fo:border-top="1.0pt solid #B7B7B7" fo:border-bottom="1.0pt solid #B7B7B7" fo:wrap-option="wrap" style:vertical-align="bottom" fo:background-color="#F3F3F3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1" style:family="table-cell" style:parent-style-name="Default" style:data-style-name="N0">
      <style:table-cell-properties fo:border-left="1.0pt solid #B7B7B7" fo:border-right="1.0pt solid #B7B7B7" fo:border-top="1.0pt solid #B7B7B7" fo:border-bottom="1.0pt solid #B7B7B7" fo:wrap-option="wrap" style:vertical-align="bottom" fo:background-color="#F3F3F3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2" style:family="table-cell" style:parent-style-name="Default" style:data-style-name="N0">
      <style:table-cell-properties fo:border-left="1.0pt solid #B7B7B7" fo:border-right="1.0pt solid #666666" fo:border-top="1.0pt solid #B7B7B7" fo:border-bottom="1.0pt solid #B7B7B7" fo:wrap-option="wrap" style:vertical-align="bottom" fo:background-color="#F3F3F3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3" style:family="table-cell" style:parent-style-name="Default" style:data-style-name="N0">
      <style:table-cell-properties fo:border-left="1.0pt solid #666666" fo:border-right="1.0pt solid #B7B7B7" fo:border-top="1.0pt solid #B7B7B7" fo:border-bottom="1.0pt solid #B7B7B7" fo:wrap-option="wrap" style:vertical-align="middle" fo:background-color="#F3F3F3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4" style:family="table-cell" style:parent-style-name="Default" style:data-style-name="N0">
      <style:table-cell-properties fo:border-left="1.0pt solid #B7B7B7" fo:border-right="1.0pt solid #B7B7B7" fo:border-top="1.0pt solid #B7B7B7" fo:border-bottom="1.0pt solid #B7B7B7" fo:wrap-option="wrap" style:vertical-align="middle" fo:background-color="#F3F3F3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5" style:family="table-cell" style:parent-style-name="Default" style:data-style-name="N0">
      <style:table-cell-properties fo:border-left="1.0pt solid #B7B7B7" fo:border-right="1.0pt solid #FFFFFF" fo:border-top="1.0pt solid #B7B7B7" fo:border-bottom="1.0pt solid #B7B7B7" fo:wrap-option="wrap" style:vertical-align="middle" fo:background-color="#F3F3F3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6" style:family="table-cell" style:parent-style-name="Default" style:data-style-name="N0">
      <style:table-cell-properties fo:border-left="1.0pt solid #666666" fo:border-right="1.0pt solid #B7B7B7" fo:border-top="1.0pt solid #B7B7B7" fo:border-bottom="1.0pt solid #B7B7B7" fo:wrap-option="wrap" style:vertical-align="middle" fo:background-color="#F3F3F3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7" style:family="table-cell" style:parent-style-name="Default" style:data-style-name="N0">
      <style:table-cell-properties fo:wrap-option="wrap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A61C00" style:text-underline-style="none"/>
    </style:style>
    <style:style style:name="ce48" style:family="table-cell" style:parent-style-name="Default" style:data-style-name="N0">
      <style:table-cell-properties fo:border-left="1.0pt solid #B7B7B7" fo:border-right="1.0pt solid #B7B7B7" fo:border-top="1.0pt solid #B7B7B7" fo:border-bottom="1.0pt solid #B7B7B7" fo:wrap-option="wrap" style:vertical-align="bottom" fo:background-color="#F3F3F3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9" style:family="table-cell" style:parent-style-name="Default" style:data-style-name="N0">
      <style:table-cell-properties fo:border-left="1.0pt solid #B7B7B7" fo:border-right="1.0pt solid #B7B7B7" fo:border-top="1.0pt solid #B7B7B7" fo:border-bottom="1.0pt solid #B7B7B7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0" style:family="table-cell" style:parent-style-name="Default" style:data-style-name="N0">
      <style:table-cell-properties fo:border-left="1.0pt solid #B7B7B7" fo:wrap-option="wrap" style:vertical-align="bottom" fo:background-color="#93C47D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51" style:family="table-cell" style:parent-style-name="Default" style:data-style-name="N0">
      <style:table-cell-properties fo:border-left="1.0pt solid #B7B7B7" fo:border-right="1.0pt solid #B7B7B7" fo:border-top="1.0pt solid #B7B7B7" fo:border-bottom="1.0pt solid #B7B7B7" fo:wrap-option="wrap" style:vertical-align="bottom" fo:background-color="#EFEFE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2" style:family="table-cell" style:parent-style-name="Default" style:data-style-name="N0">
      <style:table-cell-properties fo:border-left="1.0pt solid #B7B7B7" fo:border-right="1.0pt solid #666666" fo:border-top="1.0pt solid #B7B7B7" fo:border-bottom="1.0pt solid #B7B7B7" fo:wrap-option="wrap" style:vertical-align="bottom" fo:background-color="#F3F3F3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3" style:family="table-cell" style:parent-style-name="Default" style:data-style-name="N0">
      <style:table-cell-properties fo:border-left="1.0pt solid #B7B7B7" fo:border-right="1.0pt solid #666666" fo:border-top="1.0pt solid #B7B7B7" fo:border-bottom="1.0pt solid #666666" fo:wrap-option="wrap" style:vertical-align="bottom"/>
      <style:paragraph-properties fo:text-align="center"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0pt" style:font-size-asian="10pt" style:font-size-complex="10pt" fo:color="#000000" style:text-underline-style="none"/>
    </style:style>
    <style:style style:name="ce54" style:family="table-cell" style:parent-style-name="Default" style:data-style-name="N0">
      <style:table-cell-properties fo:border-left="1.0pt solid #666666" fo:border-right="1.0pt solid #B7B7B7" fo:border-top="1.0pt solid #B7B7B7" fo:border-bottom="1.0pt solid #666666" fo:wrap-option="wrap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5" style:family="table-cell" style:parent-style-name="Default" style:data-style-name="N0">
      <style:table-cell-properties fo:border-left="1.0pt solid #B7B7B7" fo:border-right="1.0pt solid #B7B7B7" fo:border-top="1.0pt solid #B7B7B7" fo:border-bottom="1.0pt solid #666666" fo:wrap-option="wrap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6" style:family="table-cell" style:parent-style-name="Default" style:data-style-name="N0">
      <style:table-cell-properties fo:border-left="1.0pt solid #B7B7B7" fo:border-right="1.0pt solid #666666" fo:border-top="1.0pt solid #B7B7B7" fo:border-bottom="1.0pt solid #666666" fo:wrap-option="wrap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7" style:family="table-cell" style:parent-style-name="Default" style:data-style-name="N0">
      <style:table-cell-properties fo:border-left="1.0pt solid #666666" fo:border-right="1.0pt solid #B7B7B7" fo:border-top="1.0pt solid #B7B7B7" fo:border-bottom="1.0pt solid #666666"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8" style:family="table-cell" style:parent-style-name="Default" style:data-style-name="N0">
      <style:table-cell-properties fo:border-left="1.0pt solid #B7B7B7" fo:border-right="1.0pt solid #B7B7B7" fo:border-top="1.0pt solid #B7B7B7" fo:border-bottom="1.0pt solid #666666"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9" style:family="table-cell" style:parent-style-name="Default" style:data-style-name="N0">
      <style:table-cell-properties fo:border-left="1.0pt solid #B7B7B7" fo:border-right="1.0pt solid #FFFFFF" fo:border-top="1.0pt solid #B7B7B7" fo:border-bottom="1.0pt solid #666666"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0" style:family="table-cell" style:parent-style-name="Default" style:data-style-name="N0">
      <style:table-cell-properties fo:border-top="1.0pt solid #666666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ce61" style:family="table-cell" style:parent-style-name="Default" style:data-style-name="N0">
      <style:table-cell-properties fo:border-top="1.0pt solid #666666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2" style:family="table-cell" style:parent-style-name="Default" style:data-style-name="N0">
      <style:table-cell-properties fo:border-top="1.0pt solid #666666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3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A61C00" style:text-underline-style="none"/>
    </style:style>
    <style:style style:name="ce64" style:family="table-cell" style:parent-style-name="Default" style:data-style-name="N0">
      <style:table-cell-properties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5" style:family="table-cell" style:parent-style-name="Default" style:data-style-name="N0">
      <style:table-cell-properties fo:border-left="1.0pt solid #999999" fo:border-right="1.0pt solid #999999" fo:border-top="1.0pt solid #999999" fo:border-bottom="1.0pt solid #999999" fo:wrap-option="wrap" style:vertical-align="middle" fo:background-color="#B7B7B7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66" style:family="table-cell" style:parent-style-name="Default" style:data-style-name="N0">
      <style:table-cell-properties fo:border-left="1.0pt solid #999999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7" style:family="table-cell" style:parent-style-name="Default" style:data-style-name="N0">
      <style:table-cell-properties fo:border-left="1.0pt solid #999999" fo:border-right="1.0pt solid #999999" fo:border-top="1.0pt solid #999999" fo:border-bottom="1.0pt solid #999999"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8" style:family="table-cell" style:parent-style-name="Default" style:data-style-name="N0">
      <style:table-cell-properties fo:border-top="1.0pt solid #999999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9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T7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0pt" style:font-size-asian="10pt" style:font-size-complex="10pt" fo:color="#000000" style:text-underline-style="none"/>
    </style:style>
    <style:style style:name="T8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0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A61C00" style:text-underline-style="none"/>
    </style:style>
    <style:style style:name="T11" style:family="text"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Резултати" table:style-name="ta1" table:print="false">
        <office:forms form:automatic-focus="false" form:apply-design-mode="false"/>
        <table:table-column table:style-name="co1" table:number-columns-repeated="10" table:default-cell-style-name="ce-1"/>
        <table:table-column table:style-name="co1" table:default-cell-style-name="ce15" table:number-columns-repeated="246"/>
        <table:table-row table:style-name="ro2">
          <table:table-cell table:style-name="ce21" office:value-type="string">
            <text:p>Номер</text:p>
          </table:table-cell>
          <table:table-cell table:style-name="ce22" office:value-type="string">
            <text:p>Проверяващ 1</text:p>
          </table:table-cell>
          <table:table-cell table:style-name="ce23" office:value-type="string">
            <text:p>Проверяващ 2</text:p>
          </table:table-cell>
          <table:table-cell table:style-name="ce24" office:value-type="string">
            <text:p>Проверяващ 3</text:p>
          </table:table-cell>
          <table:table-cell table:style-name="ce25" office:value-type="string">
            <text:p>Точки 1</text:p>
          </table:table-cell>
          <table:table-cell table:style-name="ce26" office:value-type="string">
            <text:p>Точки 2</text:p>
          </table:table-cell>
          <table:table-cell table:style-name="ce27" office:value-type="string">
            <text:p>Точки 3</text:p>
          </table:table-cell>
          <table:table-cell table:style-name="ce28" office:value-type="string">
            <text:p>Средно</text:p>
          </table:table-cell>
          <table:table-cell table:style-name="ce29" office:value-type="string">
            <text:p>Оценка</text:p>
          </table:table-cell>
        </table:table-row>
        <table:table-row table:style-name="ro3">
          <table:table-cell table:style-name="ce30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2" office:value-type="float" office:value="24">
            <text:p>24</text:p>
          </table:table-cell>
          <table:table-cell table:style-name="ce33" office:value-type="float" office:value="27">
            <text:p>27</text:p>
          </table:table-cell>
          <table:table-cell table:style-name="ce34" office:value-type="float" office:value="27">
            <text:p>27</text:p>
          </table:table-cell>
          <table:table-cell table:style-name="ce35" office:value-type="float" office:value="26">
            <text:p>26</text:p>
          </table:table-cell>
          <table:table-cell table:style-name="ce36" office:value-type="float" office:value="27">
            <text:p>27</text:p>
          </table:table-cell>
          <table:table-cell table:style-name="ce37" table:formula="oooc:=ROUND(IFERROR(AVERAGE([.E2:.G2]),0);0)" office:value-type="float" office:value="27">
            <text:p>27</text:p>
          </table:table-cell>
          <table:table-cell table:style-name="ce38" table:formula="oooc:=INDEX(['Точки-Оценки'.B2:.B6];MATCH([.H2];['Точки-Оценки'.A2:.A6]))" office:value-type="float" office:value="4">
            <text:p>4</text:p>
          </table:table-cell>
        </table:table-row>
        <table:table-row table:style-name="ro3">
          <table:table-cell table:style-name="ce39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1" office:value-type="float" office:value="11">
            <text:p>11</text:p>
          </table:table-cell>
          <table:table-cell table:style-name="ce42" office:value-type="float" office:value="13">
            <text:p>13</text:p>
          </table:table-cell>
          <table:table-cell table:style-name="ce43" office:value-type="float" office:value="30">
            <text:p>30</text:p>
          </table:table-cell>
          <table:table-cell table:style-name="ce44"/>
          <table:table-cell table:style-name="ce45" office:value-type="float" office:value="32">
            <text:p>32</text:p>
          </table:table-cell>
          <table:table-cell table:style-name="ce37" table:formula="oooc:=ROUND(IFERROR(AVERAGE([.E3:.G3]),0);0)" office:value-type="float" office:value="31">
            <text:p>31</text:p>
          </table:table-cell>
          <table:table-cell table:style-name="ce38" table:formula="oooc:=INDEX(['Точки-Оценки'.B2:.B6];MATCH([.H3];['Точки-Оценки'.A2:.A6]))" office:value-type="float" office:value="5">
            <text:p>5</text:p>
          </table:table-cell>
        </table:table-row>
        <table:table-row table:style-name="ro3">
          <table:table-cell table:style-name="ce30" office:value-type="float" office:value="3">
            <text:p>3</text:p>
          </table:table-cell>
          <table:table-cell table:style-name="ce31" office:value-type="float" office:value="3">
            <text:p>3</text:p>
          </table:table-cell>
          <table:table-cell table:style-name="ce32" office:value-type="float" office:value="8">
            <text:p>8</text:p>
          </table:table-cell>
          <table:table-cell table:style-name="ce33" office:value-type="float" office:value="23">
            <text:p>23</text:p>
          </table:table-cell>
          <table:table-cell table:style-name="ce34" office:value-type="float" office:value="26">
            <text:p>26</text:p>
          </table:table-cell>
          <table:table-cell table:style-name="ce35" office:value-type="float" office:value="28">
            <text:p>28</text:p>
          </table:table-cell>
          <table:table-cell table:style-name="ce36" office:value-type="float" office:value="27">
            <text:p>27</text:p>
          </table:table-cell>
          <table:table-cell table:style-name="ce37" table:formula="oooc:=ROUND(IFERROR(AVERAGE([.E4:.G4]),0);0)" office:value-type="float" office:value="27">
            <text:p>27</text:p>
          </table:table-cell>
          <table:table-cell table:style-name="ce38" table:formula="oooc:=INDEX(['Точки-Оценки'.B2:.B6];MATCH([.H4];['Точки-Оценки'.A2:.A6]))" office:value-type="float" office:value="4">
            <text:p>4</text:p>
          </table:table-cell>
        </table:table-row>
        <table:table-row table:style-name="ro3">
          <table:table-cell table:style-name="ce39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1" office:value-type="float" office:value="18">
            <text:p>18</text:p>
          </table:table-cell>
          <table:table-cell table:style-name="ce42" office:value-type="float" office:value="6">
            <text:p>6</text:p>
          </table:table-cell>
          <table:table-cell table:style-name="ce43" office:value-type="float" office:value="33">
            <text:p>33</text:p>
          </table:table-cell>
          <table:table-cell table:style-name="ce44" office:value-type="float" office:value="34">
            <text:p>34</text:p>
          </table:table-cell>
          <table:table-cell table:style-name="ce45" office:value-type="float" office:value="33">
            <text:p>33</text:p>
          </table:table-cell>
          <table:table-cell table:style-name="ce37" table:formula="oooc:=ROUND(IFERROR(AVERAGE([.E5:.G5]),0);0)" office:value-type="float" office:value="33">
            <text:p>33</text:p>
          </table:table-cell>
          <table:table-cell table:style-name="ce38" table:formula="oooc:=INDEX(['Точки-Оценки'.B2:.B6];MATCH([.H5];['Точки-Оценки'.A2:.A6]))" office:value-type="float" office:value="5">
            <text:p>5</text:p>
          </table:table-cell>
        </table:table-row>
        <table:table-row table:style-name="ro3">
          <table:table-cell table:style-name="ce30" office:value-type="float" office:value="5">
            <text:p>5</text:p>
          </table:table-cell>
          <table:table-cell table:style-name="ce31" office:value-type="float" office:value="5">
            <text:p>5</text:p>
          </table:table-cell>
          <table:table-cell table:style-name="ce32" office:value-type="float" office:value="8">
            <text:p>8</text:p>
          </table:table-cell>
          <table:table-cell table:style-name="ce33" office:value-type="float" office:value="7">
            <text:p>7</text:p>
          </table:table-cell>
          <table:table-cell table:style-name="ce34" office:value-type="float" office:value="38">
            <text:p>38</text:p>
          </table:table-cell>
          <table:table-cell table:style-name="ce35" office:value-type="float" office:value="39">
            <text:p>39</text:p>
          </table:table-cell>
          <table:table-cell table:style-name="ce36" office:value-type="float" office:value="39">
            <text:p>39</text:p>
          </table:table-cell>
          <table:table-cell table:style-name="ce37" table:formula="oooc:=ROUND(IFERROR(AVERAGE([.E6:.G6]),0);0)" office:value-type="float" office:value="39">
            <text:p>39</text:p>
          </table:table-cell>
          <table:table-cell table:style-name="ce38" table:formula="oooc:=INDEX(['Точки-Оценки'.B2:.B6];MATCH([.H6];['Точки-Оценки'.A2:.A6]))" office:value-type="float" office:value="6">
            <text:p>6</text:p>
          </table:table-cell>
        </table:table-row>
        <table:table-row table:style-name="ro3">
          <table:table-cell table:style-name="ce39" office:value-type="float" office:value="6">
            <text:p>6</text:p>
          </table:table-cell>
          <table:table-cell table:style-name="ce40" office:value-type="float" office:value="6">
            <text:p>6</text:p>
          </table:table-cell>
          <table:table-cell table:style-name="ce41" office:value-type="float" office:value="22">
            <text:p>22</text:p>
          </table:table-cell>
          <table:table-cell table:style-name="ce42" office:value-type="float" office:value="19">
            <text:p>19</text:p>
          </table:table-cell>
          <table:table-cell table:style-name="ce43" office:value-type="float" office:value="25">
            <text:p>25</text:p>
          </table:table-cell>
          <table:table-cell table:style-name="ce44" office:value-type="float" office:value="24">
            <text:p>24</text:p>
          </table:table-cell>
          <table:table-cell table:style-name="ce45" office:value-type="float" office:value="24">
            <text:p>24</text:p>
          </table:table-cell>
          <table:table-cell table:style-name="ce37" table:formula="oooc:=ROUND(IFERROR(AVERAGE([.E7:.G7]),0);0)" office:value-type="float" office:value="24">
            <text:p>24</text:p>
          </table:table-cell>
          <table:table-cell table:style-name="ce38" table:formula="oooc:=INDEX(['Точки-Оценки'.B2:.B6];MATCH([.H7];['Точки-Оценки'.A2:.A6]))" office:value-type="float" office:value="4">
            <text:p>4</text:p>
          </table:table-cell>
        </table:table-row>
        <table:table-row table:style-name="ro3">
          <table:table-cell table:style-name="ce30" office:value-type="float" office:value="7">
            <text:p>7</text:p>
          </table:table-cell>
          <table:table-cell table:style-name="ce31" office:value-type="float" office:value="7">
            <text:p>7</text:p>
          </table:table-cell>
          <table:table-cell table:style-name="ce32" office:value-type="float" office:value="5">
            <text:p>5</text:p>
          </table:table-cell>
          <table:table-cell table:style-name="ce33" office:value-type="float" office:value="22">
            <text:p>22</text:p>
          </table:table-cell>
          <table:table-cell table:style-name="ce34" office:value-type="float" office:value="29">
            <text:p>29</text:p>
          </table:table-cell>
          <table:table-cell table:style-name="ce35" office:value-type="float" office:value="29">
            <text:p>29</text:p>
          </table:table-cell>
          <table:table-cell table:style-name="ce36" office:value-type="float" office:value="28">
            <text:p>28</text:p>
          </table:table-cell>
          <table:table-cell table:style-name="ce37" table:formula="oooc:=ROUND(IFERROR(AVERAGE([.E8:.G8]),0);0)" office:value-type="float" office:value="29">
            <text:p>29</text:p>
          </table:table-cell>
          <table:table-cell table:style-name="ce38" table:formula="oooc:=INDEX(['Точки-Оценки'.B2:.B6];MATCH([.H8];['Точки-Оценки'.A2:.A6]))" office:value-type="float" office:value="4">
            <text:p>4</text:p>
          </table:table-cell>
        </table:table-row>
        <table:table-row table:style-name="ro3">
          <table:table-cell table:style-name="ce39" office:value-type="float" office:value="8">
            <text:p>8</text:p>
          </table:table-cell>
          <table:table-cell table:style-name="ce40" office:value-type="float" office:value="8">
            <text:p>8</text:p>
          </table:table-cell>
          <table:table-cell table:style-name="ce41" office:value-type="float" office:value="5">
            <text:p>5</text:p>
          </table:table-cell>
          <table:table-cell table:style-name="ce42" office:value-type="float" office:value="9">
            <text:p>9</text:p>
          </table:table-cell>
          <table:table-cell table:style-name="ce46" office:value-type="float" office:value="33">
            <text:p>33</text:p>
          </table:table-cell>
          <table:table-cell table:style-name="ce44" office:value-type="float" office:value="34">
            <text:p>34</text:p>
          </table:table-cell>
          <table:table-cell table:style-name="ce45" office:value-type="float" office:value="33">
            <text:p>33</text:p>
          </table:table-cell>
          <table:table-cell table:style-name="ce37" table:formula="oooc:=ROUND(IFERROR(AVERAGE([.E9:.G9]),0);0)" office:value-type="float" office:value="33">
            <text:p>33</text:p>
          </table:table-cell>
          <table:table-cell table:style-name="ce38" table:formula="oooc:=INDEX(['Точки-Оценки'.B2:.B6];MATCH([.H9];['Точки-Оценки'.A2:.A6]))" office:value-type="float" office:value="5">
            <text:p>5</text:p>
          </table:table-cell>
        </table:table-row>
        <table:table-row table:style-name="ro3">
          <table:table-cell table:style-name="ce30" office:value-type="float" office:value="9">
            <text:p>9</text:p>
          </table:table-cell>
          <table:table-cell table:style-name="ce31" office:value-type="float" office:value="9">
            <text:p>9</text:p>
          </table:table-cell>
          <table:table-cell table:style-name="ce32" office:value-type="float" office:value="26">
            <text:p>26</text:p>
          </table:table-cell>
          <table:table-cell table:style-name="ce33" office:value-type="float" office:value="12">
            <text:p>12</text:p>
          </table:table-cell>
          <table:table-cell table:style-name="ce34" office:value-type="float" office:value="30">
            <text:p>30</text:p>
          </table:table-cell>
          <table:table-cell table:style-name="ce35" office:value-type="float" office:value="31">
            <text:p>31</text:p>
          </table:table-cell>
          <table:table-cell table:style-name="ce36" office:value-type="float" office:value="31">
            <text:p>31</text:p>
          </table:table-cell>
          <table:table-cell table:style-name="ce37" table:formula="oooc:=ROUND(IFERROR(AVERAGE([.E10:.G10]),0);0)" office:value-type="float" office:value="31">
            <text:p>31</text:p>
          </table:table-cell>
          <table:table-cell table:style-name="ce38" table:formula="oooc:=INDEX(['Точки-Оценки'.B2:.B6];MATCH([.H10];['Точки-Оценки'.A2:.A6]))" office:value-type="float" office:value="5">
            <text:p>5</text:p>
          </table:table-cell>
        </table:table-row>
        <table:table-row table:style-name="ro3">
          <table:table-cell table:style-name="ce39" office:value-type="float" office:value="10">
            <text:p>10</text:p>
          </table:table-cell>
          <table:table-cell table:style-name="ce40" office:value-type="float" office:value="10">
            <text:p>10</text:p>
          </table:table-cell>
          <table:table-cell table:style-name="ce41" office:value-type="float" office:value="3">
            <text:p>3</text:p>
          </table:table-cell>
          <table:table-cell table:style-name="ce42" office:value-type="float" office:value="25">
            <text:p>25</text:p>
          </table:table-cell>
          <table:table-cell table:style-name="ce43" office:value-type="float" office:value="44">
            <text:p>44</text:p>
          </table:table-cell>
          <table:table-cell table:style-name="ce44" office:value-type="float" office:value="43">
            <text:p>43</text:p>
          </table:table-cell>
          <table:table-cell table:style-name="ce45" office:value-type="float" office:value="43">
            <text:p>43</text:p>
          </table:table-cell>
          <table:table-cell table:style-name="ce37" table:formula="oooc:=ROUND(IFERROR(AVERAGE([.E11:.G11]),0);0)" office:value-type="float" office:value="43">
            <text:p>43</text:p>
          </table:table-cell>
          <table:table-cell table:style-name="ce38" table:formula="oooc:=INDEX(['Точки-Оценки'.B2:.B6];MATCH([.H11];['Точки-Оценки'.A2:.A6]))" office:value-type="float" office:value="6">
            <text:p>6</text:p>
          </table:table-cell>
          <table:table-cell table:style-name="ce47"/>
        </table:table-row>
        <table:table-row table:style-name="ro3">
          <table:table-cell table:style-name="ce30" office:value-type="float" office:value="11">
            <text:p>11</text:p>
          </table:table-cell>
          <table:table-cell table:style-name="ce31" office:value-type="float" office:value="11">
            <text:p>11</text:p>
          </table:table-cell>
          <table:table-cell table:style-name="ce32" office:value-type="float" office:value="17">
            <text:p>17</text:p>
          </table:table-cell>
          <table:table-cell table:style-name="ce33" office:value-type="float" office:value="1">
            <text:p>1</text:p>
          </table:table-cell>
          <table:table-cell table:style-name="ce34"/>
          <table:table-cell table:style-name="ce35"/>
          <table:table-cell table:style-name="ce36"/>
          <table:table-cell table:style-name="ce37" table:formula="oooc:=ROUND(IFERROR(AVERAGE([.E12:.G12]),0);0)" office:value-type="float" office:value="0">
            <text:p>0</text:p>
          </table:table-cell>
          <table:table-cell table:style-name="ce38" table:formula="oooc:=INDEX(['Точки-Оценки'.B2:.B6];MATCH([.H12];['Точки-Оценки'.A2:.A6]))" office:value-type="float" office:value="2">
            <text:p>2</text:p>
          </table:table-cell>
          <table:table-cell table:style-name="ce47" office:value-type="string">
            <text:p>* не го е правил</text:p>
          </table:table-cell>
        </table:table-row>
        <table:table-row table:style-name="ro3">
          <table:table-cell table:style-name="ce39" office:value-type="float" office:value="12">
            <text:p>12</text:p>
          </table:table-cell>
          <table:table-cell table:style-name="ce40" office:value-type="float" office:value="12">
            <text:p>12</text:p>
          </table:table-cell>
          <table:table-cell table:style-name="ce41" office:value-type="float" office:value="3">
            <text:p>3</text:p>
          </table:table-cell>
          <table:table-cell table:style-name="ce42" office:value-type="float" office:value="4">
            <text:p>4</text:p>
          </table:table-cell>
          <table:table-cell table:style-name="ce43" office:value-type="float" office:value="30">
            <text:p>30</text:p>
          </table:table-cell>
          <table:table-cell table:style-name="ce44" office:value-type="float" office:value="30">
            <text:p>30</text:p>
          </table:table-cell>
          <table:table-cell table:style-name="ce45" office:value-type="float" office:value="30">
            <text:p>30</text:p>
          </table:table-cell>
          <table:table-cell table:style-name="ce37" table:formula="oooc:=ROUND(IFERROR(AVERAGE([.E13:.G13]),0);0)" office:value-type="float" office:value="30">
            <text:p>30</text:p>
          </table:table-cell>
          <table:table-cell table:style-name="ce38" table:formula="oooc:=INDEX(['Точки-Оценки'.B2:.B6];MATCH([.H13];['Точки-Оценки'.A2:.A6]))" office:value-type="float" office:value="5">
            <text:p>5</text:p>
          </table:table-cell>
        </table:table-row>
        <table:table-row table:style-name="ro3">
          <table:table-cell table:style-name="ce30" office:value-type="float" office:value="13">
            <text:p>13</text:p>
          </table:table-cell>
          <table:table-cell table:style-name="ce31" office:value-type="float" office:value="13">
            <text:p>13</text:p>
          </table:table-cell>
          <table:table-cell table:style-name="ce32" office:value-type="float" office:value="24">
            <text:p>24</text:p>
          </table:table-cell>
          <table:table-cell table:style-name="ce33" office:value-type="float" office:value="6">
            <text:p>6</text:p>
          </table:table-cell>
          <table:table-cell table:style-name="ce34" office:value-type="float" office:value="37">
            <text:p>37</text:p>
          </table:table-cell>
          <table:table-cell table:style-name="ce35" office:value-type="float" office:value="38">
            <text:p>38</text:p>
          </table:table-cell>
          <table:table-cell table:style-name="ce36" office:value-type="float" office:value="38">
            <text:p>38</text:p>
          </table:table-cell>
          <table:table-cell table:style-name="ce37" table:formula="oooc:=ROUND(IFERROR(AVERAGE([.E14:.G14]),0);0)" office:value-type="float" office:value="38">
            <text:p>38</text:p>
          </table:table-cell>
          <table:table-cell table:style-name="ce38" table:formula="oooc:=INDEX(['Точки-Оценки'.B2:.B6];MATCH([.H14];['Точки-Оценки'.A2:.A6]))" office:value-type="float" office:value="6">
            <text:p>6</text:p>
          </table:table-cell>
        </table:table-row>
        <table:table-row table:style-name="ro3">
          <table:table-cell table:style-name="ce39" office:value-type="float" office:value="15">
            <text:p>15</text:p>
          </table:table-cell>
          <table:table-cell table:style-name="ce40" office:value-type="float" office:value="15">
            <text:p>15</text:p>
          </table:table-cell>
          <table:table-cell table:style-name="ce48" office:value-type="float" office:value="21">
            <text:p>21</text:p>
          </table:table-cell>
          <table:table-cell table:style-name="ce42" office:value-type="float" office:value="16">
            <text:p>16</text:p>
          </table:table-cell>
          <table:table-cell table:style-name="ce43" office:value-type="float" office:value="30">
            <text:p>30</text:p>
          </table:table-cell>
          <table:table-cell table:style-name="ce44" office:value-type="float" office:value="30">
            <text:p>30</text:p>
          </table:table-cell>
          <table:table-cell table:style-name="ce45" office:value-type="float" office:value="30">
            <text:p>30</text:p>
          </table:table-cell>
          <table:table-cell table:style-name="ce37" table:formula="oooc:=ROUND(IFERROR(AVERAGE([.E15:.G15]),0);0)" office:value-type="float" office:value="30">
            <text:p>30</text:p>
          </table:table-cell>
          <table:table-cell table:style-name="ce38" table:formula="oooc:=INDEX(['Точки-Оценки'.B2:.B6];MATCH([.H15];['Точки-Оценки'.A2:.A6]))" office:value-type="float" office:value="5">
            <text:p>5</text:p>
          </table:table-cell>
        </table:table-row>
        <table:table-row table:style-name="ro3">
          <table:table-cell table:style-name="ce30" office:value-type="float" office:value="16">
            <text:p>16</text:p>
          </table:table-cell>
          <table:table-cell table:style-name="ce31" office:value-type="float" office:value="16">
            <text:p>16</text:p>
          </table:table-cell>
          <table:table-cell table:style-name="ce32" office:value-type="float" office:value="9">
            <text:p>9</text:p>
          </table:table-cell>
          <table:table-cell table:style-name="ce33" office:value-type="float" office:value="10">
            <text:p>10</text:p>
          </table:table-cell>
          <table:table-cell table:style-name="ce34" office:value-type="float" office:value="30">
            <text:p>30</text:p>
          </table:table-cell>
          <table:table-cell table:style-name="ce49" office:value-type="float" office:value="26">
            <text:p>26</text:p>
          </table:table-cell>
          <table:table-cell table:style-name="ce35" table:formula="oooc:=([.E16])" office:value-type="float" office:value="30">
            <text:p>30</text:p>
          </table:table-cell>
          <table:table-cell table:style-name="ce50" table:formula="oooc:=ROUND(IFERROR(AVERAGE([.E16:.G16]),0);0)" office:value-type="float" office:value="29">
            <text:p>29</text:p>
          </table:table-cell>
          <table:table-cell table:style-name="ce38" table:formula="oooc:=INDEX(['Точки-Оценки'.B2:.B6];MATCH([.H16];['Точки-Оценки'.A2:.A6]))" office:value-type="float" office:value="4">
            <text:p>4</text:p>
          </table:table-cell>
        </table:table-row>
        <table:table-row table:style-name="ro3">
          <table:table-cell table:style-name="ce39" office:value-type="float" office:value="17">
            <text:p>17</text:p>
          </table:table-cell>
          <table:table-cell table:style-name="ce40" office:value-type="float" office:value="17">
            <text:p>17</text:p>
          </table:table-cell>
          <table:table-cell table:style-name="ce41" office:value-type="float" office:value="28">
            <text:p>28</text:p>
          </table:table-cell>
          <table:table-cell table:style-name="ce42" office:value-type="float" office:value="18">
            <text:p>18</text:p>
          </table:table-cell>
          <table:table-cell table:style-name="ce43" office:value-type="float" office:value="33">
            <text:p>33</text:p>
          </table:table-cell>
          <table:table-cell table:style-name="ce44"/>
          <table:table-cell table:style-name="ce45" office:value-type="float" office:value="33">
            <text:p>33</text:p>
          </table:table-cell>
          <table:table-cell table:style-name="ce37" table:formula="oooc:=ROUND(IFERROR(AVERAGE([.E17:.G17]),0);0)" office:value-type="float" office:value="33">
            <text:p>33</text:p>
          </table:table-cell>
          <table:table-cell table:style-name="ce38" table:formula="oooc:=INDEX(['Точки-Оценки'.B2:.B6];MATCH([.H17];['Точки-Оценки'.A2:.A6]))" office:value-type="float" office:value="5">
            <text:p>5</text:p>
          </table:table-cell>
        </table:table-row>
        <table:table-row table:style-name="ro3">
          <table:table-cell table:style-name="ce30" office:value-type="float" office:value="18">
            <text:p>18</text:p>
          </table:table-cell>
          <table:table-cell table:style-name="ce31" office:value-type="float" office:value="18">
            <text:p>18</text:p>
          </table:table-cell>
          <table:table-cell table:style-name="ce32" office:value-type="float" office:value="15">
            <text:p>15</text:p>
          </table:table-cell>
          <table:table-cell table:style-name="ce33" office:value-type="float" office:value="2">
            <text:p>2</text:p>
          </table:table-cell>
          <table:table-cell table:style-name="ce34" office:value-type="float" office:value="24">
            <text:p>24</text:p>
          </table:table-cell>
          <table:table-cell table:style-name="ce35" office:value-type="float" office:value="23">
            <text:p>23</text:p>
          </table:table-cell>
          <table:table-cell table:style-name="ce36" office:value-type="float" office:value="24">
            <text:p>24</text:p>
          </table:table-cell>
          <table:table-cell table:style-name="ce37" table:formula="oooc:=ROUND(IFERROR(AVERAGE([.E18:.G18]),0);0)" office:value-type="float" office:value="24">
            <text:p>24</text:p>
          </table:table-cell>
          <table:table-cell table:style-name="ce38" table:formula="oooc:=INDEX(['Точки-Оценки'.B2:.B6];MATCH([.H18];['Точки-Оценки'.A2:.A6]))" office:value-type="float" office:value="4">
            <text:p>4</text:p>
          </table:table-cell>
        </table:table-row>
        <table:table-row table:style-name="ro3">
          <table:table-cell table:style-name="ce39" office:value-type="float" office:value="19">
            <text:p>19</text:p>
          </table:table-cell>
          <table:table-cell table:style-name="ce40" office:value-type="float" office:value="19">
            <text:p>19</text:p>
          </table:table-cell>
          <table:table-cell table:style-name="ce41" office:value-type="float" office:value="28">
            <text:p>28</text:p>
          </table:table-cell>
          <table:table-cell table:style-name="ce42" office:value-type="float" office:value="10">
            <text:p>10</text:p>
          </table:table-cell>
          <table:table-cell table:style-name="ce43" office:value-type="float" office:value="27">
            <text:p>27</text:p>
          </table:table-cell>
          <table:table-cell table:style-name="ce51"/>
          <table:table-cell table:style-name="ce44" office:value-type="float" office:value="27">
            <text:p>27</text:p>
          </table:table-cell>
          <table:table-cell table:style-name="ce50" table:formula="oooc:=ROUND(IFERROR(AVERAGE([.E19:.G19]),0);0)" office:value-type="float" office:value="27">
            <text:p>27</text:p>
          </table:table-cell>
          <table:table-cell table:style-name="ce38" table:formula="oooc:=INDEX(['Точки-Оценки'.B2:.B6];MATCH([.H19];['Точки-Оценки'.A2:.A6]))" office:value-type="float" office:value="4">
            <text:p>4</text:p>
          </table:table-cell>
        </table:table-row>
        <table:table-row table:style-name="ro3">
          <table:table-cell table:style-name="ce30" office:value-type="float" office:value="20">
            <text:p>20</text:p>
          </table:table-cell>
          <table:table-cell table:style-name="ce31" office:value-type="float" office:value="20">
            <text:p>20</text:p>
          </table:table-cell>
          <table:table-cell table:style-name="ce32" office:value-type="float" office:value="23">
            <text:p>23</text:p>
          </table:table-cell>
          <table:table-cell table:style-name="ce33" office:value-type="float" office:value="26">
            <text:p>26</text:p>
          </table:table-cell>
          <table:table-cell table:style-name="ce34" office:value-type="float" office:value="27">
            <text:p>27</text:p>
          </table:table-cell>
          <table:table-cell table:style-name="ce35"/>
          <table:table-cell table:style-name="ce36"/>
          <table:table-cell table:style-name="ce37" table:formula="oooc:=ROUND(IFERROR(AVERAGE([.E20:.G20]),0);0)" office:value-type="float" office:value="27">
            <text:p>27</text:p>
          </table:table-cell>
          <table:table-cell table:style-name="ce38" table:formula="oooc:=INDEX(['Точки-Оценки'.B2:.B6];MATCH([.H20];['Точки-Оценки'.A2:.A6]))" office:value-type="float" office:value="4">
            <text:p>4</text:p>
          </table:table-cell>
        </table:table-row>
        <table:table-row table:style-name="ro3">
          <table:table-cell table:style-name="ce52" office:value-type="float" office:value="21">
            <text:p>21</text:p>
          </table:table-cell>
          <table:table-cell table:style-name="ce40" office:value-type="float" office:value="21">
            <text:p>21</text:p>
          </table:table-cell>
          <table:table-cell table:style-name="ce41" office:value-type="float" office:value="15">
            <text:p>15</text:p>
          </table:table-cell>
          <table:table-cell table:style-name="ce42" office:value-type="float" office:value="4">
            <text:p>4</text:p>
          </table:table-cell>
          <table:table-cell table:style-name="ce43"/>
          <table:table-cell table:style-name="ce44"/>
          <table:table-cell table:style-name="ce45"/>
          <table:table-cell table:style-name="ce37" table:formula="oooc:=ROUND(IFERROR(AVERAGE([.E21:.G21]),0);0)" office:value-type="float" office:value="0">
            <text:p>0</text:p>
          </table:table-cell>
          <table:table-cell table:style-name="ce38" table:formula="oooc:=INDEX(['Точки-Оценки'.B2:.B6];MATCH([.H21];['Точки-Оценки'.A2:.A6]))" office:value-type="float" office:value="2">
            <text:p>2</text:p>
          </table:table-cell>
          <table:table-cell table:style-name="ce47" office:value-type="string">
            <text:p>* не го е правил</text:p>
          </table:table-cell>
        </table:table-row>
        <table:table-row table:style-name="ro3">
          <table:table-cell table:style-name="ce30" office:value-type="float" office:value="22">
            <text:p>22</text:p>
          </table:table-cell>
          <table:table-cell table:style-name="ce31" office:value-type="float" office:value="22">
            <text:p>22</text:p>
          </table:table-cell>
          <table:table-cell table:style-name="ce32" office:value-type="float" office:value="27">
            <text:p>27</text:p>
          </table:table-cell>
          <table:table-cell table:style-name="ce33" office:value-type="float" office:value="20">
            <text:p>20</text:p>
          </table:table-cell>
          <table:table-cell table:style-name="ce34" office:value-type="float" office:value="31">
            <text:p>31</text:p>
          </table:table-cell>
          <table:table-cell table:style-name="ce35" office:value-type="float" office:value="30">
            <text:p>30</text:p>
          </table:table-cell>
          <table:table-cell table:style-name="ce36" office:value-type="float" office:value="31">
            <text:p>31</text:p>
          </table:table-cell>
          <table:table-cell table:style-name="ce37" table:formula="oooc:=ROUND(IFERROR(AVERAGE([.E22:.G22]),0);0)" office:value-type="float" office:value="31">
            <text:p>31</text:p>
          </table:table-cell>
          <table:table-cell table:style-name="ce38" table:formula="oooc:=INDEX(['Точки-Оценки'.B2:.B6];MATCH([.H22];['Точки-Оценки'.A2:.A6]))" office:value-type="float" office:value="5">
            <text:p>5</text:p>
          </table:table-cell>
        </table:table-row>
        <table:table-row table:style-name="ro3">
          <table:table-cell table:style-name="ce39" office:value-type="float" office:value="23">
            <text:p>23</text:p>
          </table:table-cell>
          <table:table-cell table:style-name="ce40" office:value-type="float" office:value="23">
            <text:p>23</text:p>
          </table:table-cell>
          <table:table-cell table:style-name="ce41" office:value-type="float" office:value="21">
            <text:p>21</text:p>
          </table:table-cell>
          <table:table-cell table:style-name="ce42" office:value-type="float" office:value="2">
            <text:p>2</text:p>
          </table:table-cell>
          <table:table-cell table:style-name="ce43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37" table:formula="oooc:=ROUND(IFERROR(AVERAGE([.E23:.G23]),0);0)" office:value-type="float" office:value="0">
            <text:p>0</text:p>
          </table:table-cell>
          <table:table-cell table:style-name="ce38" table:formula="oooc:=INDEX(['Точки-Оценки'.B2:.B6];MATCH([.H23];['Точки-Оценки'.A2:.A6]))" office:value-type="float" office:value="2">
            <text:p>2</text:p>
          </table:table-cell>
        </table:table-row>
        <table:table-row table:style-name="ro3">
          <table:table-cell table:style-name="ce30" office:value-type="float" office:value="24">
            <text:p>24</text:p>
          </table:table-cell>
          <table:table-cell table:style-name="ce31" office:value-type="float" office:value="24">
            <text:p>24</text:p>
          </table:table-cell>
          <table:table-cell table:style-name="ce32" office:value-type="float" office:value="11">
            <text:p>11</text:p>
          </table:table-cell>
          <table:table-cell table:style-name="ce33" office:value-type="float" office:value="1">
            <text:p>1</text:p>
          </table:table-cell>
          <table:table-cell table:style-name="ce34" office:value-type="float" office:value="29">
            <text:p>29</text:p>
          </table:table-cell>
          <table:table-cell table:style-name="ce35"/>
          <table:table-cell table:style-name="ce36" office:value-type="float" office:value="30">
            <text:p>30</text:p>
          </table:table-cell>
          <table:table-cell table:style-name="ce37" table:formula="oooc:=ROUND(IFERROR(AVERAGE([.E24:.G24]),0);0)" office:value-type="float" office:value="30">
            <text:p>30</text:p>
          </table:table-cell>
          <table:table-cell table:style-name="ce38" table:formula="oooc:=INDEX(['Точки-Оценки'.B2:.B6];MATCH([.H24];['Точки-Оценки'.A2:.A6]))" office:value-type="float" office:value="5">
            <text:p>5</text:p>
          </table:table-cell>
        </table:table-row>
        <table:table-row table:style-name="ro3">
          <table:table-cell table:style-name="ce39" office:value-type="float" office:value="25">
            <text:p>25</text:p>
          </table:table-cell>
          <table:table-cell table:style-name="ce40" office:value-type="float" office:value="25">
            <text:p>25</text:p>
          </table:table-cell>
          <table:table-cell table:style-name="ce41" office:value-type="float" office:value="13">
            <text:p>13</text:p>
          </table:table-cell>
          <table:table-cell table:style-name="ce42" office:value-type="float" office:value="20">
            <text:p>20</text:p>
          </table:table-cell>
          <table:table-cell table:style-name="ce43" office:value-type="float" office:value="35">
            <text:p>35</text:p>
          </table:table-cell>
          <table:table-cell table:style-name="ce44" office:value-type="float" office:value="34">
            <text:p>34</text:p>
          </table:table-cell>
          <table:table-cell table:style-name="ce45"/>
          <table:table-cell table:style-name="ce37" table:formula="oooc:=ROUND(IFERROR(AVERAGE([.E25:.G25]),0);0)" office:value-type="float" office:value="35">
            <text:p>35</text:p>
          </table:table-cell>
          <table:table-cell table:style-name="ce38" table:formula="oooc:=INDEX(['Точки-Оценки'.B2:.B6];MATCH([.H25];['Точки-Оценки'.A2:.A6]))" office:value-type="float" office:value="6">
            <text:p>6</text:p>
          </table:table-cell>
        </table:table-row>
        <table:table-row table:style-name="ro3">
          <table:table-cell table:style-name="ce30" office:value-type="float" office:value="26">
            <text:p>26</text:p>
          </table:table-cell>
          <table:table-cell table:style-name="ce31" office:value-type="float" office:value="26">
            <text:p>26</text:p>
          </table:table-cell>
          <table:table-cell table:style-name="ce32" office:value-type="float" office:value="25">
            <text:p>25</text:p>
          </table:table-cell>
          <table:table-cell table:style-name="ce33" office:value-type="float" office:value="16">
            <text:p>16</text:p>
          </table:table-cell>
          <table:table-cell table:style-name="ce34" office:value-type="float" office:value="26">
            <text:p>26</text:p>
          </table:table-cell>
          <table:table-cell table:style-name="ce35"/>
          <table:table-cell table:style-name="ce36" office:value-type="float" office:value="27">
            <text:p>27</text:p>
          </table:table-cell>
          <table:table-cell table:style-name="ce37" table:formula="oooc:=ROUND(IFERROR(AVERAGE([.E26:.G26]),0);0)" office:value-type="float" office:value="27">
            <text:p>27</text:p>
          </table:table-cell>
          <table:table-cell table:style-name="ce38" table:formula="oooc:=INDEX(['Точки-Оценки'.B2:.B6];MATCH([.H26];['Точки-Оценки'.A2:.A6]))" office:value-type="float" office:value="4">
            <text:p>4</text:p>
          </table:table-cell>
        </table:table-row>
        <table:table-row table:style-name="ro3">
          <table:table-cell table:style-name="ce39" office:value-type="float" office:value="27">
            <text:p>27</text:p>
          </table:table-cell>
          <table:table-cell table:style-name="ce40" office:value-type="float" office:value="27">
            <text:p>27</text:p>
          </table:table-cell>
          <table:table-cell table:style-name="ce41" office:value-type="float" office:value="19">
            <text:p>19</text:p>
          </table:table-cell>
          <table:table-cell table:style-name="ce42" office:value-type="float" office:value="17">
            <text:p>17</text:p>
          </table:table-cell>
          <table:table-cell table:style-name="ce43" office:value-type="float" office:value="31">
            <text:p>31</text:p>
          </table:table-cell>
          <table:table-cell table:style-name="ce44" office:value-type="float" office:value="31">
            <text:p>31</text:p>
          </table:table-cell>
          <table:table-cell table:style-name="ce45" office:value-type="float" office:value="30">
            <text:p>30</text:p>
          </table:table-cell>
          <table:table-cell table:style-name="ce37" table:formula="oooc:=ROUND(IFERROR(AVERAGE([.E27:.G27]),0);0)" office:value-type="float" office:value="31">
            <text:p>31</text:p>
          </table:table-cell>
          <table:table-cell table:style-name="ce38" table:formula="oooc:=INDEX(['Точки-Оценки'.B2:.B6];MATCH([.H27];['Точки-Оценки'.A2:.A6]))" office:value-type="float" office:value="5">
            <text:p>5</text:p>
          </table:table-cell>
        </table:table-row>
        <table:table-row table:style-name="ro3">
          <table:table-cell table:style-name="ce53" office:value-type="float" office:value="28">
            <text:p>28</text:p>
          </table:table-cell>
          <table:table-cell table:style-name="ce54" office:value-type="float" office:value="28">
            <text:p>28</text:p>
          </table:table-cell>
          <table:table-cell table:style-name="ce55" office:value-type="float" office:value="12">
            <text:p>12</text:p>
          </table:table-cell>
          <table:table-cell table:style-name="ce56" office:value-type="float" office:value="7">
            <text:p>7</text:p>
          </table:table-cell>
          <table:table-cell table:style-name="ce57"/>
          <table:table-cell table:style-name="ce58" office:value-type="float" office:value="39">
            <text:p>39</text:p>
          </table:table-cell>
          <table:table-cell table:style-name="ce59" office:value-type="float" office:value="40">
            <text:p>40</text:p>
          </table:table-cell>
          <table:table-cell table:style-name="ce37" table:formula="oooc:=ROUND(IFERROR(AVERAGE([.E28:.G28]),0);0)" office:value-type="float" office:value="40">
            <text:p>40</text:p>
          </table:table-cell>
          <table:table-cell table:style-name="ce38" table:formula="oooc:=INDEX(['Точки-Оценки'.B2:.B6];MATCH([.H28];['Точки-Оценки'.A2:.A6]))" office:value-type="float" office:value="6">
            <text:p>6</text:p>
          </table:table-cell>
        </table:table-row>
        <table:table-row table:style-name="ro3">
          <table:table-cell table:style-name="ce60"/>
          <table:table-cell table:number-columns-repeated="3" table:style-name="ce61"/>
          <table:table-cell table:number-columns-repeated="3" table:style-name="ce62"/>
        </table:table-row>
        <table:table-row table:number-rows-repeated="1" table:style-name="ro1"/>
        <table:table-row table:style-name="ro4">
          <table:table-cell table:style-name="ce63" table:number-columns-spanned="5" table:number-rows-spanned="1" office:value-type="string">
            <text:p>* Към оценката е хубаво да се сложи и коментар ( десен бутон &gt; Insert comment )</text:p>
          </table:table-cell>
          <table:covered-table-cell table:number-columns-repeated="4"/>
        </table:table-row>
        <table:table-row table:number-rows-repeated="2" table:style-name="ro1"/>
        <table:table-row table:style-name="ro5">
          <table:table-cell table:style-name="ce64" table:number-columns-spanned="7" table:number-rows-spanned="13" office:value-type="string">
            <text:p>СУБД страницата от lubo.elsys-bg.org: http://lubo.elsys-bg.org/databases/ (точкуването е най-долу)

Предадените работи: https://docs.google.com/folder/d/0B2u3mIflzKI4dGhBdmNTMENab1E/edit?docId=0B2u3mIflzKI4ekhrd2NzVFV3OE0

Условия на задачите: https://docs.google.com/document/d/1YxX6K9FFxK4VN0yaNKvaeHVuuA7mPx8ulejV7lZX6IA/edit

Присъствия:
https://docs.google.com/spreadsheet/ccc?key=0Amu3mIflzKI4dGowLXZJVHVCYXpQaGtmZjFkaEV3d0E#gid=1</text:p>
          </table:table-cell>
          <table:covered-table-cell table:number-columns-repeated="6"/>
        </table:table-row>
        <table:table-row table:style-name="ro3">
          <table:covered-table-cell table:number-columns-repeated="7"/>
        </table:table-row>
        <table:table-row table:style-name="ro3">
          <table:covered-table-cell table:number-columns-repeated="7"/>
        </table:table-row>
        <table:table-row table:style-name="ro3">
          <table:covered-table-cell table:number-columns-repeated="7"/>
        </table:table-row>
        <table:table-row table:style-name="ro3">
          <table:covered-table-cell table:number-columns-repeated="7"/>
        </table:table-row>
        <table:table-row table:style-name="ro3">
          <table:covered-table-cell table:number-columns-repeated="7"/>
        </table:table-row>
        <table:table-row table:style-name="ro3">
          <table:covered-table-cell table:number-columns-repeated="7"/>
        </table:table-row>
        <table:table-row table:style-name="ro3">
          <table:covered-table-cell table:number-columns-repeated="7"/>
        </table:table-row>
        <table:table-row table:style-name="ro3">
          <table:covered-table-cell table:number-columns-repeated="7"/>
        </table:table-row>
        <table:table-row table:style-name="ro3">
          <table:covered-table-cell table:number-columns-repeated="7"/>
        </table:table-row>
        <table:table-row table:style-name="ro3">
          <table:covered-table-cell table:number-columns-repeated="7"/>
        </table:table-row>
        <table:table-row table:style-name="ro3">
          <table:covered-table-cell table:number-columns-repeated="7"/>
        </table:table-row>
        <table:table-row table:style-name="ro3">
          <table:covered-table-cell table:number-columns-repeated="7"/>
        </table:table-row>
        <table:table-row table:style-name="ro3">
          <table:table-cell table:number-columns-repeated="7" table:style-name="ce64"/>
        </table:table-row>
        <table:table-row table:style-name="ro3">
          <table:table-cell table:number-columns-repeated="7" table:style-name="ce64"/>
        </table:table-row>
        <table:table-row table:style-name="ro3">
          <table:table-cell table:number-columns-repeated="7" table:style-name="ce64"/>
        </table:table-row>
        <table:table-row table:style-name="ro3">
          <table:table-cell table:number-columns-repeated="7" table:style-name="ce64"/>
        </table:table-row>
        <table:table-row table:style-name="ro3">
          <table:table-cell table:number-columns-repeated="7" table:style-name="ce64"/>
        </table:table-row>
        <table:table-row table:style-name="ro3">
          <table:table-cell table:number-columns-repeated="7" table:style-name="ce64"/>
        </table:table-row>
        <table:table-row table:style-name="ro3">
          <table:table-cell table:number-columns-repeated="7" table:style-name="ce64"/>
        </table:table-row>
        <table:table-row table:style-name="ro3">
          <table:table-cell table:number-columns-repeated="7" table:style-name="ce64"/>
        </table:table-row>
        <table:table-row table:style-name="ro3">
          <table:table-cell table:number-columns-repeated="7" table:style-name="ce64"/>
        </table:table-row>
        <table:table-row table:style-name="ro3">
          <table:table-cell table:number-columns-repeated="7" table:style-name="ce64"/>
        </table:table-row>
        <table:table-row table:style-name="ro3">
          <table:table-cell table:number-columns-repeated="7" table:style-name="ce64"/>
        </table:table-row>
        <table:table-row table:style-name="ro3">
          <table:table-cell table:number-columns-repeated="7" table:style-name="ce64"/>
        </table:table-row>
        <table:table-row table:style-name="ro3">
          <table:table-cell table:number-columns-repeated="7" table:style-name="ce64"/>
        </table:table-row>
        <table:table-row table:style-name="ro3">
          <table:table-cell table:number-columns-repeated="7" table:style-name="ce64"/>
        </table:table-row>
        <table:table-row table:style-name="ro3">
          <table:table-cell table:number-columns-repeated="7" table:style-name="ce64"/>
        </table:table-row>
        <table:table-row table:style-name="ro3">
          <table:table-cell table:number-columns-repeated="7" table:style-name="ce64"/>
        </table:table-row>
        <table:table-row table:style-name="ro3">
          <table:table-cell table:number-columns-repeated="7" table:style-name="ce64"/>
        </table:table-row>
        <table:table-row table:style-name="ro3">
          <table:table-cell table:number-columns-repeated="7" table:style-name="ce64"/>
        </table:table-row>
        <table:table-row table:style-name="ro3">
          <table:table-cell table:number-columns-repeated="7" table:style-name="ce64"/>
        </table:table-row>
        <table:table-row table:style-name="ro3">
          <table:table-cell table:number-columns-repeated="7" table:style-name="ce64"/>
        </table:table-row>
        <table:table-row table:style-name="ro3">
          <table:table-cell table:number-columns-repeated="7" table:style-name="ce64"/>
        </table:table-row>
        <table:table-row table:style-name="ro3">
          <table:table-cell table:number-columns-repeated="7" table:style-name="ce64"/>
        </table:table-row>
        <table:table-row table:style-name="ro3">
          <table:table-cell table:number-columns-repeated="7" table:style-name="ce64"/>
        </table:table-row>
        <table:table-row table:style-name="ro3">
          <table:table-cell table:number-columns-repeated="7" table:style-name="ce64"/>
        </table:table-row>
        <table:table-row table:style-name="ro3">
          <table:table-cell table:number-columns-repeated="7" table:style-name="ce64"/>
        </table:table-row>
        <table:table-row table:style-name="ro3">
          <table:table-cell table:number-columns-repeated="7" table:style-name="ce64"/>
        </table:table-row>
        <table:table-row table:style-name="ro3">
          <table:table-cell table:number-columns-repeated="7" table:style-name="ce64"/>
        </table:table-row>
        <table:table-row table:style-name="ro3">
          <table:table-cell table:number-columns-repeated="7" table:style-name="ce64"/>
        </table:table-row>
        <table:table-row table:style-name="ro3">
          <table:table-cell table:number-columns-repeated="7" table:style-name="ce64"/>
        </table:table-row>
        <table:table-row table:style-name="ro3">
          <table:table-cell table:number-columns-repeated="7" table:style-name="ce64"/>
        </table:table-row>
        <table:table-row table:style-name="ro3">
          <table:table-cell table:number-columns-repeated="7" table:style-name="ce64"/>
        </table:table-row>
        <table:table-row table:style-name="ro3">
          <table:table-cell table:number-columns-repeated="7" table:style-name="ce64"/>
        </table:table-row>
        <table:table-row table:style-name="ro3">
          <table:table-cell table:number-columns-repeated="7" table:style-name="ce64"/>
        </table:table-row>
        <table:table-row table:style-name="ro3">
          <table:table-cell table:number-columns-repeated="7" table:style-name="ce64"/>
        </table:table-row>
        <table:table-row table:style-name="ro3">
          <table:table-cell table:number-columns-repeated="7" table:style-name="ce64"/>
        </table:table-row>
        <table:table-row table:style-name="ro3">
          <table:table-cell table:number-columns-repeated="7" table:style-name="ce64"/>
        </table:table-row>
        <table:table-row table:style-name="ro3">
          <table:table-cell table:number-columns-repeated="7" table:style-name="ce64"/>
        </table:table-row>
        <table:table-row table:style-name="ro3">
          <table:table-cell table:number-columns-repeated="7" table:style-name="ce64"/>
        </table:table-row>
        <table:table-row table:style-name="ro3">
          <table:table-cell table:number-columns-repeated="7" table:style-name="ce64"/>
        </table:table-row>
        <table:table-row table:style-name="ro3">
          <table:table-cell table:number-columns-repeated="7" table:style-name="ce64"/>
        </table:table-row>
      </table:table>
      <table:table table:name="Точки-Оценки" table:style-name="ta2" table:print="false">
        <office:forms form:automatic-focus="false" form:apply-design-mode="false"/>
        <table:table-column table:style-name="co2" table:number-columns-repeated="20" table:default-cell-style-name="ce-1"/>
        <table:table-column table:style-name="co2" table:default-cell-style-name="ce15" table:number-columns-repeated="236"/>
        <table:table-row table:style-name="ro7">
          <table:table-cell table:style-name="ce65" office:value-type="string">
            <text:p>Точки</text:p>
          </table:table-cell>
          <table:table-cell table:style-name="ce65" office:value-type="string">
            <text:p>Оценка</text:p>
          </table:table-cell>
          <table:table-cell table:style-name="ce66"/>
        </table:table-row>
        <table:table-row table:style-name="ro3">
          <table:table-cell table:style-name="ce67" office:value-type="float" office:value="0">
            <text:p>0</text:p>
          </table:table-cell>
          <table:table-cell table:style-name="ce67" office:value-type="float" office:value="2">
            <text:p>2</text:p>
          </table:table-cell>
          <table:table-cell table:style-name="ce66"/>
        </table:table-row>
        <table:table-row table:style-name="ro3">
          <table:table-cell table:style-name="ce67" office:value-type="float" office:value="19">
            <text:p>19</text:p>
          </table:table-cell>
          <table:table-cell table:style-name="ce67" office:value-type="float" office:value="3">
            <text:p>3</text:p>
          </table:table-cell>
          <table:table-cell table:style-name="ce66"/>
        </table:table-row>
        <table:table-row table:style-name="ro3">
          <table:table-cell table:style-name="ce67" office:value-type="float" office:value="24">
            <text:p>24</text:p>
          </table:table-cell>
          <table:table-cell table:style-name="ce67" office:value-type="float" office:value="4">
            <text:p>4</text:p>
          </table:table-cell>
          <table:table-cell table:style-name="ce66"/>
        </table:table-row>
        <table:table-row table:style-name="ro3">
          <table:table-cell table:style-name="ce67" office:value-type="float" office:value="30">
            <text:p>30</text:p>
          </table:table-cell>
          <table:table-cell table:style-name="ce67" office:value-type="float" office:value="5">
            <text:p>5</text:p>
          </table:table-cell>
          <table:table-cell table:style-name="ce66"/>
        </table:table-row>
        <table:table-row table:style-name="ro3">
          <table:table-cell table:style-name="ce67" office:value-type="float" office:value="35">
            <text:p>35</text:p>
          </table:table-cell>
          <table:table-cell table:style-name="ce67" office:value-type="float" office:value="6">
            <text:p>6</text:p>
          </table:table-cell>
          <table:table-cell table:style-name="ce66"/>
        </table:table-row>
        <table:table-row table:style-name="ro3">
          <table:table-cell table:number-columns-repeated="2" table:style-name="ce68"/>
        </table:table-row>
      </table:table>
      <table:table table:name="Статистика" table:style-name="ta3" table:print="false">
        <office:forms form:automatic-focus="false" form:apply-design-mode="false"/>
        <table:table-column table:style-name="co3" table:number-columns-repeated="20" table:default-cell-style-name="ce-1"/>
        <table:table-column table:style-name="co3" table:default-cell-style-name="ce15" table:number-columns-repeated="236"/>
        <table:table-row table:style-name="ro7">
          <table:table-cell table:style-name="ce65" office:value-type="string">
            <text:p>Оценка</text:p>
          </table:table-cell>
          <table:table-cell table:style-name="ce65" office:value-type="string">
            <text:p>Брой</text:p>
          </table:table-cell>
          <table:table-cell table:style-name="ce66"/>
        </table:table-row>
        <table:table-row table:style-name="ro3">
          <table:table-cell table:style-name="ce67" office:value-type="float" office:value="2">
            <text:p>2</text:p>
          </table:table-cell>
          <table:table-cell table:style-name="ce67" table:formula="oooc:=COUNTIF([Резултати.I2:.I28];[.A2])" office:value-type="float" office:value="3">
            <text:p>3</text:p>
          </table:table-cell>
          <table:table-cell table:style-name="ce66"/>
        </table:table-row>
        <table:table-row table:style-name="ro3">
          <table:table-cell table:style-name="ce67" office:value-type="float" office:value="3">
            <text:p>3</text:p>
          </table:table-cell>
          <table:table-cell table:style-name="ce67" table:formula="oooc:=COUNTIF([Резултати.I2:.I28];[.A3])" office:value-type="float" office:value="0">
            <text:p>0</text:p>
          </table:table-cell>
          <table:table-cell table:style-name="ce66"/>
        </table:table-row>
        <table:table-row table:style-name="ro3">
          <table:table-cell table:style-name="ce67" office:value-type="float" office:value="4">
            <text:p>4</text:p>
          </table:table-cell>
          <table:table-cell table:style-name="ce67" table:formula="oooc:=COUNTIF([Резултати.I2:.I28];[.A4])" office:value-type="float" office:value="9">
            <text:p>9</text:p>
          </table:table-cell>
          <table:table-cell table:style-name="ce66"/>
        </table:table-row>
        <table:table-row table:style-name="ro3">
          <table:table-cell table:style-name="ce67" office:value-type="float" office:value="5">
            <text:p>5</text:p>
          </table:table-cell>
          <table:table-cell table:style-name="ce67" table:formula="oooc:=COUNTIF([Резултати.I2:.I28];[.A5])" office:value-type="float" office:value="10">
            <text:p>10</text:p>
          </table:table-cell>
          <table:table-cell table:style-name="ce66"/>
        </table:table-row>
        <table:table-row table:style-name="ro3">
          <table:table-cell table:style-name="ce67" office:value-type="float" office:value="6">
            <text:p>6</text:p>
          </table:table-cell>
          <table:table-cell table:style-name="ce67" table:formula="oooc:=COUNTIF([Резултати.I2:.I28];[.A6])" office:value-type="float" office:value="5">
            <text:p>5</text:p>
          </table:table-cell>
          <table:table-cell table:style-name="ce66"/>
        </table:table-row>
        <table:table-row table:style-name="ro3">
          <table:table-cell table:number-columns-repeated="2" table:style-name="ce68"/>
        </table:table-row>
      </table:table>
      <table:table table:name="Randomizer" table:style-name="ta4" table:print="false">
        <office:forms form:automatic-focus="false" form:apply-design-mode="false"/>
        <table:table-column table:style-name="co4" table:number-columns-repeated="20" table:default-cell-style-name="ce-1"/>
        <table:table-column table:style-name="co4" table:default-cell-style-name="ce15" table:number-columns-repeated="236"/>
        <table:table-row table:style-name="ro5">
          <table:table-cell table:style-name="ce69" table:number-columns-spanned="4" table:number-rows-spanned="29" office:value-type="string">
            <text:p>reviewers = []

28.times do |number|
        unless (number+1) == 14
                reviewers.concat(Array.new(2, number+1))
        end        
end

reviewers = reviewers.shuffle

28.times do |number|
        unless (number+1) == 14
                picked = []

                reviewers.delete_if do |value|
                        if picked.size == 2
                                break
                        elsif picked.include?(value)
                                false
                        elsif (number+1) == value
                                false
                        else
                                picked &lt;&lt; value
                                true
                        end
                end

                puts (number+1).to_s + ',' + picked.join(',')
        end
end</text:p>
          </table:table-cell>
          <table:covered-table-cell table:number-columns-repeated="3"/>
        </table:table-row>
        <table:table-row table:style-name="ro9">
          <table:covered-table-cell table:number-columns-repeated="4"/>
        </table:table-row>
        <table:table-row table:style-name="ro9">
          <table:covered-table-cell table:number-columns-repeated="4"/>
        </table:table-row>
        <table:table-row table:style-name="ro9">
          <table:covered-table-cell table:number-columns-repeated="4"/>
        </table:table-row>
        <table:table-row table:style-name="ro9">
          <table:covered-table-cell table:number-columns-repeated="4"/>
        </table:table-row>
        <table:table-row table:style-name="ro9">
          <table:covered-table-cell table:number-columns-repeated="4"/>
        </table:table-row>
        <table:table-row table:style-name="ro9">
          <table:covered-table-cell table:number-columns-repeated="4"/>
        </table:table-row>
        <table:table-row table:style-name="ro9">
          <table:covered-table-cell table:number-columns-repeated="4"/>
        </table:table-row>
        <table:table-row table:style-name="ro9">
          <table:covered-table-cell table:number-columns-repeated="4"/>
        </table:table-row>
        <table:table-row table:style-name="ro9">
          <table:covered-table-cell table:number-columns-repeated="4"/>
        </table:table-row>
        <table:table-row table:style-name="ro9">
          <table:covered-table-cell table:number-columns-repeated="4"/>
        </table:table-row>
        <table:table-row table:style-name="ro9">
          <table:covered-table-cell table:number-columns-repeated="4"/>
        </table:table-row>
        <table:table-row table:style-name="ro9">
          <table:covered-table-cell table:number-columns-repeated="4"/>
        </table:table-row>
        <table:table-row table:style-name="ro9">
          <table:covered-table-cell table:number-columns-repeated="4"/>
        </table:table-row>
        <table:table-row table:style-name="ro9">
          <table:covered-table-cell table:number-columns-repeated="4"/>
        </table:table-row>
        <table:table-row table:style-name="ro9">
          <table:covered-table-cell table:number-columns-repeated="4"/>
        </table:table-row>
        <table:table-row table:style-name="ro9">
          <table:covered-table-cell table:number-columns-repeated="4"/>
        </table:table-row>
        <table:table-row table:style-name="ro9">
          <table:covered-table-cell table:number-columns-repeated="4"/>
        </table:table-row>
        <table:table-row table:style-name="ro9">
          <table:covered-table-cell table:number-columns-repeated="4"/>
        </table:table-row>
        <table:table-row table:style-name="ro9">
          <table:covered-table-cell table:number-columns-repeated="4"/>
        </table:table-row>
        <table:table-row table:style-name="ro9">
          <table:covered-table-cell table:number-columns-repeated="4"/>
        </table:table-row>
        <table:table-row table:style-name="ro9">
          <table:covered-table-cell table:number-columns-repeated="4"/>
        </table:table-row>
        <table:table-row table:style-name="ro9">
          <table:covered-table-cell table:number-columns-repeated="4"/>
        </table:table-row>
        <table:table-row table:style-name="ro9">
          <table:covered-table-cell table:number-columns-repeated="4"/>
        </table:table-row>
        <table:table-row table:style-name="ro9">
          <table:covered-table-cell table:number-columns-repeated="4"/>
        </table:table-row>
        <table:table-row table:style-name="ro9">
          <table:covered-table-cell table:number-columns-repeated="4"/>
        </table:table-row>
        <table:table-row table:style-name="ro9">
          <table:covered-table-cell table:number-columns-repeated="4"/>
        </table:table-row>
        <table:table-row table:style-name="ro9">
          <table:covered-table-cell table:number-columns-repeated="4"/>
        </table:table-row>
        <table:table-row table:style-name="ro9">
          <table:covered-table-cell table:number-columns-repeated="4"/>
        </table:table-row>
      </table:table>
      <table:named-expressions>
        <table:named-expression table:name="IFERROR" table:base-cell-address="$Резултати.$A$1" table:expression=""/>
        <table:named-expression table:name="w7gk9ugn6cii" table:base-cell-address="$Резултати.$A$1" table:expression="[Резултати.$E$9]"/>
        <table:named-expression table:name="dmpwnu6tm7sx" table:base-cell-address="$Резултати.$A$1" table:expression="[Резултати.$G$9]"/>
        <table:named-expression table:name="mk5b89qzsd7o" table:base-cell-address="$Резултати.$A$1" table:expression="[Резултати.$E$7]"/>
        <table:named-expression table:name="ixxzg91jyt3h" table:base-cell-address="$Резултати.$A$1" table:expression="[Резултати.$G$11]"/>
        <table:named-expression table:name="t1juhv1reude" table:base-cell-address="$Резултати.$A$1" table:expression="[Резултати.$F$2]"/>
        <table:named-expression table:name="idiwz2pwjncx" table:base-cell-address="$Резултати.$A$1" table:expression="[Резултати.$G$24]"/>
        <table:named-expression table:name="bzpw1ah5k1wz" table:base-cell-address="$Резултати.$A$1" table:expression="[Резултати.$E$2]"/>
        <table:named-expression table:name="kf5d9suo2c8d" table:base-cell-address="$Резултати.$A$1" table:expression="[Резултати.$G$18]"/>
        <table:named-expression table:name="l4jbmeu07axz" table:base-cell-address="$Резултати.$A$1" table:expression="[Резултати.$G$13]"/>
        <table:named-expression table:name="qs2lxkyjdjt5" table:base-cell-address="$Резултати.$A$1" table:expression="[Резултати.$E$3]"/>
        <table:named-expression table:name="Коментар" table:base-cell-address="$Резултати.$A$1" table:expression="[Резултати.$A$31:.$C$31]"/>
        <table:named-expression table:name="fjfl1xlojcq" table:base-cell-address="$Резултати.$A$1" table:expression="[Резултати.$E$25]"/>
        <table:named-expression table:name="opubu5uwk3fd" table:base-cell-address="$Резултати.$A$1" table:expression="[Резултати.$G$10]"/>
        <table:named-expression table:name="wolu029o4spf" table:base-cell-address="$Резултати.$A$1" table:expression="[Резултати.$F$4]"/>
        <table:named-expression table:name="hem22z8wmeew" table:base-cell-address="$Резултати.$A$1" table:expression="[Резултати.$G$26]"/>
        <table:named-expression table:name="y5lj3c91mqoc" table:base-cell-address="$Резултати.$A$1" table:expression="[Резултати.$G$18]"/>
        <table:named-expression table:name="hbnrc9qxz34z" table:base-cell-address="$Резултати.$A$1" table:expression="[Резултати.$F$28]"/>
        <table:named-expression table:name="y7un45br0o40" table:base-cell-address="$Резултати.$A$1" table:expression="[Резултати.$E$24]"/>
        <table:named-expression table:name="jenqrjbjncau" table:base-cell-address="$Резултати.$A$1" table:expression="[Резултати.$A$4]"/>
        <table:named-expression table:name="mxn6ylhyzcjo" table:base-cell-address="$Резултати.$A$1" table:expression="[Резултати.$E$5]"/>
        <table:named-expression table:name="sq5xnylgdyuy" table:base-cell-address="$Резултати.$A$1" table:expression="[Резултати.$F$27]"/>
        <table:named-expression table:name="e2l0imb2zek8" table:base-cell-address="$Резултати.$A$1" table:expression="[Резултати.$E$20]"/>
        <table:named-expression table:name="oahz1tbc12qq" table:base-cell-address="$Резултати.$A$1" table:expression="[Резултати.$E$10]"/>
        <table:named-expression table:name="omw9sv28ptaa" table:base-cell-address="$Резултати.$A$1" table:expression="[Резултати.$E$4]"/>
        <table:named-expression table:name="tjcx98skpzvk" table:base-cell-address="$Резултати.$A$1" table:expression="[Резултати.$G$8]"/>
        <table:named-expression table:name="vit7vqrhr5l8" table:base-cell-address="$Резултати.$A$1" table:expression="[Резултати.$G$18]"/>
        <table:named-expression table:name="xa2ndart4qzn" table:base-cell-address="$Резултати.$A$1" table:expression="[Резултати.$F$12]"/>
        <table:named-expression table:name="h9kps3nbzba7" table:base-cell-address="$Резултати.$A$1" table:expression="[Резултати.$F$7]"/>
        <table:named-expression table:name="o24mrkows1c2" table:base-cell-address="$Резултати.$A$1" table:expression="[Резултати.$G$23]"/>
        <table:named-expression table:name="yfw12sbigcqv" table:base-cell-address="$Резултати.$A$1" table:expression="[Резултати.$E$19]"/>
        <table:named-expression table:name="yygfxv1klct4" table:base-cell-address="$Резултати.$A$1" table:expression="[Резултати.$G$24]"/>
        <table:named-expression table:name="wbi52c2rvznt" table:base-cell-address="$Резултати.$A$1" table:expression="[Резултати.$F$8]"/>
        <table:named-expression table:name="zh5f89hdfodq" table:base-cell-address="$Резултати.$A$1" table:expression="[Резултати.$F$22]"/>
        <table:named-expression table:name="mx1ibosflo4f" table:base-cell-address="$Резултати.$A$1" table:expression="[Резултати.$G$9]"/>
        <table:named-expression table:name="chl5ymn4lz28" table:base-cell-address="$Резултати.$A$1" table:expression="[Резултати.$F$2]"/>
        <table:named-expression table:name="Сами" table:base-cell-address="$Резултати.$A$1" table:expression="[Резултати.$E$21:.$G$21]"/>
        <table:named-expression table:name="uho8bdmbig0" table:base-cell-address="$Резултати.$A$1" table:expression="[Резултати.$G$5]"/>
        <table:named-expression table:name="e977iws6z9pf" table:base-cell-address="$Резултати.$A$1" table:expression="[Резултати.$A$4]"/>
        <table:named-expression table:name="pc57x4gn2qb2" table:base-cell-address="$Резултати.$A$1" table:expression="[Резултати.$G$15]"/>
        <table:named-expression table:name="qq0lgq3p2siw" table:base-cell-address="$Резултати.$A$1" table:expression="[Резултати.$F$5]"/>
        <table:named-expression table:name="wmh1w548oc4q" table:base-cell-address="$Резултати.$A$1" table:expression="[Резултати.$E$11]"/>
        <table:named-expression table:name="xyvyrtt0mei8" table:base-cell-address="$Резултати.$A$1" table:expression="[Резултати.$E$8]"/>
        <table:named-expression table:name="h7k8t3mkw4ev" table:base-cell-address="$Резултати.$A$1" table:expression="[Резултати.$G$23]"/>
        <table:named-expression table:name="iwbos7l9ltmm" table:base-cell-address="$Резултати.$A$1" table:expression="[Резултати.$G$6]"/>
        <table:named-expression table:name="Средно" table:base-cell-address="$Резултати.$A$1" table:expression="[Резултати.$H$2:.$H$28]"/>
        <table:named-expression table:name="qcds7h1nmexn" table:base-cell-address="$Резултати.$A$1" table:expression="[Резултати.$F$28]"/>
        <table:named-expression table:name="gsm2uqh74u5g" table:base-cell-address="$Резултати.$A$1" table:expression="[Резултати.$G$9]"/>
        <table:named-expression table:name="it3tjozh0jrm" table:base-cell-address="$Резултати.$A$1" table:expression="[Резултати.$E$19]"/>
        <table:named-expression table:name="df3e8d6g7q0l" table:base-cell-address="$Резултати.$A$1" table:expression="[Резултати.$G$10]"/>
        <table:named-expression table:name="x4qqmbmyqoio" table:base-cell-address="$Резултати.$A$1" table:expression="[Резултати.$F$25]"/>
        <table:named-expression table:name="xv6q32kz54to" table:base-cell-address="$Резултати.$A$1" table:expression="[Резултати.$E$13]"/>
        <table:named-expression table:name="Проверяващи" table:base-cell-address="$Резултати.$A$1" table:expression="[Резултати.$A$2:.$D$28]"/>
        <table:named-expression table:name="l3pxz0ddgyaj" table:base-cell-address="$Резултати.$A$1" table:expression="[Резултати.$A$4]"/>
        <table:named-expression table:name="cmf3lppm3z70" table:base-cell-address="$Резултати.$A$1" table:expression="[Резултати.$E$17]"/>
        <table:named-expression table:name="umvndmm6o1ck" table:base-cell-address="$Резултати.$A$1" table:expression="[Резултати.$F$14]"/>
        <table:named-expression table:name="apm0untrfi0" table:base-cell-address="$Резултати.$A$1" table:expression="[Резултати.$G$9]"/>
        <table:named-expression table:name="dqwvi1tqrbq3" table:base-cell-address="$Резултати.$A$1" table:expression="[Резултати.$F$11]"/>
        <table:named-expression table:name="geq97e46oq2k" table:base-cell-address="$Резултати.$A$1" table:expression="[Резултати.$E$17]"/>
        <table:named-expression table:name="jqbhzy5r2h4p" table:base-cell-address="$Резултати.$A$1" table:expression="[Резултати.$E$19]"/>
        <table:named-expression table:name="auleoducdr52" table:base-cell-address="$Резултати.$A$1" table:expression="[Резултати.$G$10]"/>
        <table:named-expression table:name="dzz03lncihz5" table:base-cell-address="$Резултати.$A$1" table:expression="[Резултати.$E$14]"/>
        <table:named-expression table:name="od4srpwko5vu" table:base-cell-address="$Резултати.$A$1" table:expression="[Резултати.$E$26]"/>
        <table:named-expression table:name="qvfhzjsahvoe" table:base-cell-address="$Резултати.$A$1" table:expression="[Резултати.$G$27]"/>
        <table:named-expression table:name="luswqyh382qp" table:base-cell-address="$Резултати.$A$1" table:expression="[Резултати.$G$10]"/>
        <table:named-expression table:name="rty38j1oc87x" table:base-cell-address="$Резултати.$A$1" table:expression="[Резултати.$E$22]"/>
        <table:named-expression table:name="qgh7j41mvlu" table:base-cell-address="$Резултати.$A$1" table:expression="[Резултати.$F$5]"/>
        <table:named-expression table:name="idkkq8dbcq2v" table:base-cell-address="$Резултати.$A$1" table:expression="[Резултати.$A$21]"/>
        <table:named-expression table:name="Оценки" table:base-cell-address="$Резултати.$A$1" table:expression="[Резултати.$I$2:.$I$28]"/>
        <table:named-expression table:name="k5oadybvcjdh" table:base-cell-address="$Резултати.$A$1" table:expression="[Резултати.$G$19]"/>
        <table:named-expression table:name="v5ssphentx17" table:base-cell-address="$Резултати.$A$1" table:expression="[Резултати.$E$3]"/>
        <table:named-expression table:name="t4l8vmyp545r" table:base-cell-address="$Резултати.$A$1" table:expression="[Резултати.$E$6]"/>
        <table:named-expression table:name="ioc2jnknct68" table:base-cell-address="$Резултати.$A$1" table:expression="[Резултати.$G$8]"/>
        <table:named-expression table:name="bv8ezfojjxmj" table:base-cell-address="$Резултати.$A$1" table:expression="[Резултати.$G$22]"/>
        <table:named-expression table:name="qe57wex915ti" table:base-cell-address="$Резултати.$A$1" table:expression="[Резултати.$E$27]"/>
        <table:named-expression table:name="r130514a62gn" table:base-cell-address="$Резултати.$A$1" table:expression="[Резултати.$F$9]"/>
        <table:named-expression table:name="djg86bszu07y" table:base-cell-address="$Резултати.$A$1" table:expression="[Резултати.$G$23]"/>
        <table:named-expression table:name="sws0gbyxxb1z" table:base-cell-address="$Резултати.$A$1" table:expression="[Резултати.$G$24]"/>
        <table:named-expression table:name="k4b12p3fg471" table:base-cell-address="$Резултати.$A$1" table:expression="[Резултати.$E$27]"/>
        <table:named-expression table:name="nf31o2mgt5sx" table:base-cell-address="$Резултати.$A$1" table:expression="[Резултати.$E$16]"/>
        <table:named-expression table:name="z7jdw8gsr333" table:base-cell-address="$Резултати.$A$1" table:expression="[Резултати.$G$17]"/>
        <table:named-expression table:name="duhljze8lvor" table:base-cell-address="$Резултати.$A$1" table:expression="[Резултати.$A$9]"/>
        <table:named-expression table:name="w4ncmohzf8tr" table:base-cell-address="$Резултати.$A$1" table:expression="[Резултати.$E$18]"/>
        <table:named-expression table:name="Доналд" table:base-cell-address="$Резултати.$A$1" table:expression="[Резултати.$E$12:.$G$12]"/>
        <table:named-expression table:name="s7cx97y2naka" table:base-cell-address="$Резултати.$A$1" table:expression="[Резултати.$G$28]"/>
        <table:named-expression table:name="qic3xjlus7t6" table:base-cell-address="$Резултати.$A$1" table:expression="[Резултати.$E$5]"/>
        <table:named-expression table:name="k7we0cr8dk7m" table:base-cell-address="$Резултати.$A$1" table:expression="[Резултати.$F$10]"/>
        <table:named-expression table:name="wdgux82cydrp" table:base-cell-address="$Резултати.$A$1" table:expression="[Резултати.$G$10]"/>
        <table:named-expression table:name="u936saxs6lfn" table:base-cell-address="$Резултати.$A$1" table:expression="[Резултати.$E$2]"/>
        <table:named-expression table:name="bxxwen8a900g" table:base-cell-address="$Резултати.$A$1" table:expression="[Резултати.$F$27]"/>
        <table:named-expression table:name="c5yb9h8unjou" table:base-cell-address="$Резултати.$A$1" table:expression="[Резултати.$E$3]"/>
        <table:named-expression table:name="kste1x9nyxyq" table:base-cell-address="$Резултати.$A$1" table:expression="[Резултати.$A$9]"/>
        <table:named-expression table:name="Idiots" table:base-cell-address="$Резултати.$A$1" table:expression="[Резултати.$J$1:.$J$28]"/>
        <table:named-expression table:name="i07cjea6b1m1" table:base-cell-address="$Резултати.$A$1" table:expression="[Резултати.$F$13]"/>
        <table:named-expression table:name="ee7bxi36z1ky" table:base-cell-address="$Резултати.$A$1" table:expression="[Резултати.$J$11]"/>
        <table:named-expression table:name="u00cwed8vw3w" table:base-cell-address="$Резултати.$A$1" table:expression="[Резултати.$E$9]"/>
        <table:named-expression table:name="dodnq88rwh2h" table:base-cell-address="$Резултати.$A$1" table:expression="[Резултати.$G$14]"/>
        <table:named-expression table:name="gjwlk1s9jdbf" table:base-cell-address="$Резултати.$A$1" table:expression="[Резултати.$F$27]"/>
        <table:named-expression table:name="df5emuitl8cr" table:base-cell-address="$Резултати.$A$1" table:expression="[Резултати.$E$27]"/>
        <table:named-expression table:name="qn5dutemcut" table:base-cell-address="$Резултати.$A$1" table:expression="[Резултати.$G$3]"/>
        <table:named-expression table:name="o5ylvfamdgn8" table:base-cell-address="$Резултати.$A$1" table:expression="[Резултати.$H$9]"/>
        <table:named-expression table:name="afadhfevcgnh" table:base-cell-address="$Резултати.$A$1" table:expression="[Резултати.$G$7]"/>
        <table:named-expression table:name="n8qws6hot0zu" table:base-cell-address="$Резултати.$A$1" table:expression="[Резултати.$G$14]"/>
        <table:named-expression table:name="j3s4t6wdnb8m" table:base-cell-address="$Резултати.$A$1" table:expression="[Резултати.$F$6]"/>
        <table:named-expression table:name="Колони" table:base-cell-address="$Резултати.$A$1" table:expression="[Резултати.$A$1:.$I$1]"/>
        <table:named-expression table:name="e3hkgww48adt" table:base-cell-address="$Резултати.$A$1" table:expression="[Резултати.$G$22]"/>
        <table:named-expression table:name="ТочкиОценки" table:base-cell-address="$Точки-Оценки.$A$1" table:expression="['Точки-Оценки'.$A$1:.$B$6]"/>
        <table:named-expression table:name="Статистика" table:base-cell-address="$Статистика.$A$1" table:expression="[Статистика.$A$1:.$B$6]"/>
        <table:named-expression table:name="Randomizer" table:base-cell-address="$Randomizer.$A$1" table:expression="[Randomizer.$A$1:.$D$29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Резултати" style:display-name="PageStyle_Резултати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Точки-Оценки" style:display-name="PageStyle_Точки-Оценки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Статистика" style:display-name="PageStyle_Статистика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Randomizer" style:display-name="PageStyle_Randomizer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